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6796b" officeooo:paragraph-rsid="0016796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5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6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P7" style:family="paragraph" style:parent-style-name="Standard">
      <style:text-properties officeooo:rsid="001f1b87" officeooo:paragraph-rsid="001f1b87"/>
    </style:style>
    <style:style style:name="P8" style:family="paragraph" style:parent-style-name="Standard">
      <style:text-properties officeooo:rsid="0022931d" officeooo:paragraph-rsid="0022931d"/>
    </style:style>
    <style:style style:name="P9" style:family="paragraph" style:parent-style-name="Standard">
      <style:text-properties officeooo:rsid="0022931d" officeooo:paragraph-rsid="00261f99"/>
    </style:style>
    <style:style style:name="P10" style:family="paragraph" style:parent-style-name="Standard">
      <style:text-properties officeooo:rsid="001f1b87" officeooo:paragraph-rsid="001f1b87"/>
    </style:style>
    <style:style style:name="P11" style:family="paragraph" style:parent-style-name="Standard">
      <style:text-properties officeooo:rsid="00278daf" officeooo:paragraph-rsid="001f1b87"/>
    </style:style>
    <style:style style:name="P12" style:family="paragraph" style:parent-style-name="Standard">
      <style:text-properties officeooo:rsid="00278daf" officeooo:paragraph-rsid="00278daf"/>
    </style:style>
    <style:style style:name="P13" style:family="paragraph" style:parent-style-name="Standard">
      <style:text-properties officeooo:rsid="00278daf" officeooo:paragraph-rsid="0032dc3a"/>
    </style:style>
    <style:style style:name="P14" style:family="paragraph" style:parent-style-name="Standard">
      <style:text-properties officeooo:rsid="0014aa4a" officeooo:paragraph-rsid="0014aa4a"/>
    </style:style>
    <style:style style:name="P15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16" style:family="paragraph" style:parent-style-name="Standard">
      <style:text-properties fo:font-weight="bold" officeooo:rsid="0030cd31" officeooo:paragraph-rsid="0016796b" style:font-weight-asian="bold" style:font-weight-complex="bold"/>
    </style:style>
    <style:style style:name="P17" style:family="paragraph" style:parent-style-name="Standard">
      <style:text-properties fo:font-weight="bold" officeooo:rsid="0032dc3a" officeooo:paragraph-rsid="0032dc3a" style:font-weight-asian="bold" style:font-weight-complex="bold"/>
    </style:style>
    <style:style style:name="P18" style:family="paragraph" style:parent-style-name="Standard">
      <style:text-properties fo:font-weight="bold" officeooo:rsid="0022931d" officeooo:paragraph-rsid="0022931d" style:font-weight-asian="bold" style:font-weight-complex="bold"/>
    </style:style>
    <style:style style:name="P19" style:family="paragraph" style:parent-style-name="Standard">
      <style:text-properties fo:font-weight="bold" officeooo:rsid="0035de29" officeooo:paragraph-rsid="0035de29" style:font-weight-asian="bold" style:font-weight-complex="bold"/>
    </style:style>
    <style:style style:name="P20" style:family="paragraph" style:parent-style-name="Standard">
      <style:text-properties officeooo:rsid="0013105a" officeooo:paragraph-rsid="0013105a"/>
    </style:style>
    <style:style style:name="P21" style:family="paragraph" style:parent-style-name="Standard">
      <style:text-properties officeooo:rsid="0032dc3a" officeooo:paragraph-rsid="0032dc3a"/>
    </style:style>
    <style:style style:name="P22" style:family="paragraph" style:parent-style-name="Standard">
      <style:text-properties officeooo:rsid="0035de29" officeooo:paragraph-rsid="0035de29"/>
    </style:style>
    <style:style style:name="P23" style:family="paragraph" style:parent-style-name="Standard">
      <style:text-properties officeooo:rsid="0016796b" officeooo:paragraph-rsid="0016796b"/>
    </style:style>
    <style:style style:name="P24" style:family="paragraph" style:parent-style-name="Standard">
      <style:text-properties officeooo:rsid="0016796b" officeooo:paragraph-rsid="00420d9c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officeooo:rsid="0017c11e"/>
    </style:style>
    <style:style style:name="T4" style:family="text">
      <style:text-properties officeooo:rsid="001f1b87"/>
    </style:style>
    <style:style style:name="T5" style:family="text">
      <style:text-properties officeooo:rsid="002950cc"/>
    </style:style>
    <style:style style:name="T6" style:family="text">
      <style:text-properties officeooo:rsid="002ae9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af1a" style:font-weight-asian="bold" style:font-weight-complex="bold"/>
    </style:style>
    <style:style style:name="T9" style:family="text">
      <style:text-properties officeooo:rsid="002f3667"/>
    </style:style>
    <style:style style:name="T10" style:family="text">
      <style:text-properties officeooo:rsid="002f514c"/>
    </style:style>
    <style:style style:name="T11" style:family="text">
      <style:text-properties officeooo:rsid="002f9612"/>
    </style:style>
    <style:style style:name="T12" style:family="text">
      <style:text-properties officeooo:rsid="0030cd31"/>
    </style:style>
    <style:style style:name="T13" style:family="text">
      <style:text-properties officeooo:rsid="0033f757"/>
    </style:style>
    <style:style style:name="T14" style:family="text">
      <style:text-properties officeooo:rsid="0035ea2f"/>
    </style:style>
    <style:style style:name="T15" style:family="text">
      <style:text-properties officeooo:rsid="004047e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452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PRS2 – <text:span text:style-name="T3">NOx</text:span> Gas<text:span text:style-name="T12"> Analyzer</text:span><text:note text:id="ftn1" text:note-class="endnote"><text:note-citation>i</text:note-citation><text:note-body><text:p text:style-name="Endnote"/></text:note-body></text:note></text:p>
      <text:p text:style-name="P4"/>
      <text:p text:style-name="P1"/>
      <text:p text:style-name="P1">- problem: potencijalni nedostatak NOx senzora u Draeger FG7500</text:p>
      <text:p text:style-name="P1"/>
      <text:p text:style-name="P6">Zadatak:</text:p>
      <text:p text:style-name="P6"/>
      <text:p text:style-name="P14">- merenje <text:span text:style-name="T2">NOx u izduvnim gasovima</text:span></text:p>
      <text:p text:style-name="P1">- <text:span text:style-name="T9">komunikacija senzora sa CAN-om</text:span></text:p>
      <text:p text:style-name="P1">-<text:span text:style-name="T10">testirati</text:span> komunikaciju izmedju 2 <text:span text:style-name="T10">CAN BUS </text:span>shield-<text:span text:style-name="T11">a</text:span> </text:p>
      <text:p text:style-name="P1"/>
      <text:p text:style-name="P17">Trenutne verzije koda:</text:p>
      <text:p text:style-name="P21"/>
      <text:p text:style-name="P13">-u folderu Automotive/Nox/komunikacija: </text:p>
      <text:p text:style-name="P13"><text:tab/>- CAN_shields_communication – za komunikaciju izmedju dva arduina preko CAN-a</text:p>
      <text:p text:style-name="P13"><text:tab/>-N<text:span text:style-name="T5">O</text:span>x_communication – za komunikaciju izmedju NOx senzora <text:span text:style-name="T13">i</text:span> arduina preko CAN-a – <text:tab/><text:span text:style-name="T8">finalni kod</text:span></text:p>
      <text:p text:style-name="P13"/>
      <text:p text:style-name="P13">-<text:span text:style-name="T6">u folderu wip:</text:span></text:p>
      <text:p text:style-name="P13"><text:tab/>- <text:span text:style-name="T6">kodovi u kojima smo pokusavali da prodjemo kroz sve kombinacije poruka (nije uspesno)</text:span></text:p>
      <text:p text:style-name="P13"/>
      <text:p text:style-name="P19">Setup:</text:p>
      <text:p text:style-name="P19"/>
      <text:p text:style-name="P22">- <text:span text:style-name="T19">u Arduino IDE include-ovati biblioteke za rad sa CAN-om</text:span></text:p>
      <text:p text:style-name="P22">- za testiranje komunikacije izmedju shield-ova – spojiti CAN-Bus shield sa arduinom <text:span text:style-name="T15">i </text:span>zatim spojiti oba arduina koristeci VGA kabl (zensko-zenski)</text:p>
      <text:p text:style-name="P22"/>
      <text:p text:style-name="P22">-za testiranje komunikacije izmedju NOx seznora <text:span text:style-name="T15">i arduina sa CAN-Bus shieldom – spojiti NOx senzor sa arduinom koji ima CAN-Bus shield na isti nacin </text:span></text:p>
      <text:p text:style-name="P1"/>
      <text:p text:style-name="P1"/>
      <text:p text:style-name="P5">Kljucne reci:</text:p>
      <text:p text:style-name="P16"/>
      <text:p text:style-name="P3">-draeger cell replacement parts</text:p>
      <text:p text:style-name="P3">-aliexpress draeger o2 senzori</text:p>
      <text:p text:style-name="P24">-Seed studio can bus shield ne salje</text:p>
      <text:p text:style-name="P24">-DFROBOT shield radi sa can-om iz providne kutije</text:p>
      <text:p text:style-name="P24">-reciver i sender rade (<text:span text:style-name="T4">nox senzor </text:span>se treba doraditi)</text:p>
      <text:p text:style-name="P3"/>
      <text:p text:style-name="P5">Linkovi:</text:p>
      <text:p text:style-name="P3"/>
      <text:p text:style-name="P2">- <text:span text:style-name="T1">razlika: set &amp; set NO (pretposlednja strana):</text:span></text:p>
      <text:p text:style-name="P2">https://draeger-msi.de/fileadmin/user_upload/draeger-files/pdf/abgasmessgeraete/fg7500/fg7500-pi-10158-en.pdf</text:p>
      <text:p text:style-name="P3"/>
      <text:p text:style-name="P3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3"/>
      <text:p text:style-name="P11"><text:soft-page-break/></text:p>
      <text:p text:style-name="P7"/>
      <text:p text:style-name="P18">Youtube-video:</text:p>
      <text:p text:style-name="P8"><text:a xlink:type="simple" xlink:href="https://www.youtube.com/watch?v=KLnp0tTXhJE" text:style-name="Internet_20_link" text:visited-style-name="Visited_20_Internet_20_Link">https://www.youtube.com/watch?v=KLnp0tTXhJE</text:a></text:p>
      <text:p text:style-name="P8"/>
      <text:p text:style-name="P9"><text:span text:style-name="T18">GitHub:</text:span> </text:p>
      <text:p text:style-name="P9"><text:a xlink:type="simple" xlink:href="https://github.com/AnaZec/LPRS2" text:style-name="Internet_20_link" text:visited-style-name="Visited_20_Internet_20_Link">https://github.com/AnaZec/LPRS2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3T13:06:43.770748543</meta:creation-date>
    <dc:date>2024-06-21T13:25:59.900234310</dc:date>
    <meta:editing-duration>PT1H3M2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3" meta:paragraph-count="35" meta:word-count="184" meta:character-count="1549" meta:non-whitespace-character-count="1386"/>
  </office:meta>
</office:document-meta>
</file>